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07172" officeooo:paragraph-rsid="00007172"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07172" officeooo:paragraph-rsid="00007172"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1f458" officeooo:paragraph-rsid="0001f458"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01f458" officeooo:paragraph-rsid="0001f458"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38e92" style:font-weight-asian="normal" style:font-weight-complex="normal"/>
    </style:style>
    <style:style style:name="T3" style:family="text">
      <style:text-properties officeooo:rsid="00038e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Greg The Ghoul FAQ</text:p>
      <text:p text:style-name="P2"><text:span text:style-name="T1"/></text:p>
      <text:p text:style-name="P2"><text:span text:style-name="T1"/></text:p>
      <text:p text:style-name="P3">1.) What is Greg the Ghoul?</text:p>
      <text:p text:style-name="P3"><text:span text:style-name="T1"><text:tab/><text:tab/></text:span></text:p>
      <text:p text:style-name="P3"><text:span text:style-name="T1"><text:tab/>Greg the Ghoul is a 3rd person hack-and-slash where you as the player take control of a reanimated corpse(ghoul) and combat the forces of evil resurrected with you in hopes of terrorizing the near by village. You will have access to 5 different weapons with 4 different spells. Greg has woken with a vengence!</text:span></text:p>
      <text:p text:style-name="P3"><text:span text:style-name="T1"/></text:p>
      <text:p text:style-name="P3">2.) When will it be released?</text:p>
      <text:p text:style-name="P3"><text:span text:style-name="T1"><text:tab/></text:span></text:p>
      <text:p text:style-name="P3"><text:span text:style-name="T1"><text:tab/>As of now we only have a working tech demo and Greg is unlikely to see a full release. Greg as a project was created mostly for experience, Unity is a tough nut to crack put our development team wanted to build a comfort with the engine before delving into more suffisticated games.</text:span></text:p>
      <text:p text:style-name="P3"><text:span text:style-name="T1"/></text:p>
      <text:p text:style-name="P3">3.) Is Greg the Ghoul Multiplayer ?</text:p>
      <text:p text:style-name="P3"><text:span text:style-name="T1"/></text:p>
      <text:p text:style-name="P3"><text:span text:style-name="T1"><text:tab/>No, Greg was developed as a single player experience and there are no plans to develop any mutiplayer support in the future.</text:span></text:p>
      <text:p text:style-name="P3"><text:span text:style-name="T1"/></text:p>
      <text:p text:style-name="P3">4.) Is the gameplay story oriented?</text:p>
      <text:p text:style-name="P3"><text:span text:style-name="T1"/></text:p>
      <text:p text:style-name="P3"><text:span text:style-name="T1"><text:tab/>No, Greg does have an origin story and some background as to why he was ressurected and why hes attacking the other undead. The gamplay itself is almost entirely free roam with the exception of some enviormental obsticles and passes that suggest directions for the charater to go.</text:span></text:p>
      <text:p text:style-name="P3"><text:span text:style-name="T1"/></text:p>
      <text:p text:style-name="P4">5.) Will this game be released on other platforms?</text:p>
      <text:p text:style-name="P4"><text:span text:style-name="T1"/></text:p>
      <text:p text:style-name="P4"><text:span text:style-name="T1"><text:tab/>No, Greg will only be made for PC.</text:span></text:p>
      <text:p text:style-name="P4"><text:span text:style-name="T1"/></text:p>
      <text:p text:style-name="P4">6.) Do I need internet to play?</text:p>
      <text:p text:style-name="P4"><text:span text:style-name="T1"/></text:p>
      <text:p text:style-name="P4"><text:span text:style-name="T1"><text:tab/>No, Greg is completely offline. </text:span></text:p>
      <text:p text:style-name="P4"><text:span text:style-name="T1"/></text:p>
      <text:p text:style-name="P4">7.) How much gameplay can I expect and how long is the game?</text:p>
      <text:p text:style-name="P4"><text:span text:style-name="T1"/></text:p>
      <text:p text:style-name="P4"><text:span text:style-name="T1"><text:tab/>As of right now with exploring the first area and fighting some of the enemies you can expect 30 to 35 minutes of play time, however, because the world is open you can play the game as long as you desire.</text:span></text:p>
      <text:p text:style-name="P4"><text:span text:style-name="T1"/></text:p>
      <text:p text:style-name="P4">8.) What languages are supported?</text:p>
      <text:p text:style-name="P4"><text:span text:style-name="T1"/></text:p>
      <text:p text:style-name="P4"><text:span text:style-name="T1"><text:tab/>Currenty French and English are the only languages supported by Greg the Ghoul.</text:span></text:p>
      <text:p text:style-name="P4"><text:span text:style-name="T1"/></text:p>
      <text:p text:style-name="P4"/>
      <text:p text:style-name="P4"/>
      <text:p text:style-name="P4"><text:soft-page-break/>9.) How powerful of a computer do I need to run Greg?</text:p>
      <text:p text:style-name="P4"/>
      <text:p text:style-name="P5"><text:tab/>OS: Windows 7,8,8.1 or 10</text:p>
      <text:p text:style-name="P5"><text:tab/>Processor: i3 or AMD equivalent</text:p>
      <text:p text:style-name="P5"><text:tab/>Memory: 4 GB</text:p>
      <text:p text:style-name="P5"><text:tab/>Space: 10 GB of free hardrive space</text:p>
      <text:p text:style-name="P5"><text:tab/>Mouse and Keyboard</text:p>
      <text:p text:style-name="P5"/>
      <text:p text:style-name="P4">10.) Can I remap keys?</text:p>
      <text:p text:style-name="P4"/>
      <text:p text:style-name="P5"><text:tab/><text:span text:style-name="T3">Possibly we need to see once the project is completely built.</text:span></text:p>
      <text:p text:style-name="P5"/>
      <text:p text:style-name="P4">11.) What are the current mappings?</text:p>
      <text:p text:style-name="P4"><text:span text:style-name="T1"/></text:p>
      <text:p text:style-name="P4"><text:span text:style-name="T1"><text:tab/>Player Movment: </text:span></text:p>
      <text:p text:style-name="P4"><text:span text:style-name="T1"><text:tab/><text:tab/>W – Forward</text:span></text:p>
      <text:p text:style-name="P4"><text:span text:style-name="T1"><text:tab/><text:tab/>S – Backwards</text:span></text:p>
      <text:p text:style-name="P4"><text:span text:style-name="T1"><text:tab/><text:tab/>A – Straffe left</text:span></text:p>
      <text:p text:style-name="P4"><text:span text:style-name="T1"><text:tab/><text:tab/>D – Straffe right</text:span></text:p>
      <text:p text:style-name="P4"><text:span text:style-name="T1"><text:tab/><text:tab/>Space – Jump</text:span></text:p>
      <text:p text:style-name="P4"><text:span text:style-name="T1"><text:tab/><text:tab/>Mouse – Look around, move camera</text:span></text:p>
      <text:p text:style-name="P4"><text:span text:style-name="T1"><text:tab/><text:tab/>Left shift – Sprint</text:span></text:p>
      <text:p text:style-name="P4"><text:span text:style-name="T1"/></text:p>
      <text:p text:style-name="P4"><text:span text:style-name="T1"><text:tab/>Weapon and Interaction:</text:span></text:p>
      <text:p text:style-name="P4"><text:span text:style-name="T1"><text:tab/><text:tab/>E – Interact</text:span></text:p>
      <text:p text:style-name="P4"><text:span text:style-name="T1"><text:tab/><text:tab/>Left Click – Attack/Spell Cast</text:span></text:p>
      <text:p text:style-name="P4"><text:span text:style-name="T1"><text:tab/><text:tab/>Right Click – Cast secondary spell</text:span></text:p>
      <text:p text:style-name="P4"><text:span text:style-name="T1"><text:tab/><text:tab/>1,2,3,4,5 – Equip/unequip weapons</text:span></text:p>
      <text:p text:style-name="P4"><text:span text:style-name="T1"/></text:p>
      <text:p text:style-name="P4">12.) Can I save progress?</text:p>
      <text:p text:style-name="P4"><text:span text:style-name="T1"/></text:p>
      <text:p text:style-name="P4"><text:span text:style-name="T1"><text:tab/>Not currently, we have a check point area setup but no respawn functionality.</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13S</meta:editing-duration>
    <meta:editing-cycles>3</meta:editing-cycles>
    <meta:generator>LibreOffice/5.2.3.3$Windows_x86 LibreOffice_project/d54a8868f08a7b39642414cf2c8ef2f228f780cf</meta:generator>
    <dc:date>2016-12-09T11:22:24.327000000</dc:date>
    <meta:document-statistic meta:table-count="0" meta:image-count="0" meta:object-count="0" meta:page-count="2" meta:paragraph-count="43" meta:word-count="421" meta:character-count="2366" meta:non-whitespace-character-count="1931"/>
    <meta:user-defined meta:name="Info 1"/>
    <meta:user-defined meta:name="Info 2"/>
    <meta:user-defined meta:name="Info 3"/>
    <meta:user-defined meta:name="Info 4"/>
  </office:meta>
</office:document-meta>
</file>